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152cm"/>
    </style:style>
    <style:style style:name="co2" style:family="table-column">
      <style:table-column-properties fo:break-before="auto" style:column-width="3.547cm"/>
    </style:style>
    <style:style style:name="co3" style:family="table-column">
      <style:table-column-properties fo:break-before="auto" style:column-width="3.74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7" table:default-cell-style-name="Default"/>
        <table:table-column table:style-name="co2" table:number-columns-repeated="2" table:default-cell-style-name="Default"/>
        <table:table-column table:style-name="co3" table:number-columns-repeated="47" table:default-cell-style-name="Default"/>
        <table:table-row table:style-name="ro1">
          <table:table-cell office:value-type="string">
            <text:p>Tiempo</text:p>
          </table:table-cell>
          <table:table-cell office:value-type="float" office:value="5016">
            <text:p>5016</text:p>
          </table:table-cell>
          <table:table-cell office:value-type="float" office:value="10000">
            <text:p>10000</text:p>
          </table:table-cell>
          <table:table-cell office:value-type="float" office:value="15000">
            <text:p>15000</text:p>
          </table:table-cell>
          <table:table-cell office:value-type="float" office:value="20016">
            <text:p>20016</text:p>
          </table:table-cell>
          <table:table-cell office:value-type="float" office:value="25016">
            <text:p>25016</text:p>
          </table:table-cell>
          <table:table-cell office:value-type="float" office:value="30000">
            <text:p>30000</text:p>
          </table:table-cell>
          <table:table-cell office:value-type="float" office:value="35000">
            <text:p>35000</text:p>
          </table:table-cell>
          <table:table-cell office:value-type="float" office:value="40016">
            <text:p>40016</text:p>
          </table:table-cell>
          <table:table-cell office:value-type="float" office:value="45016">
            <text:p>45016</text:p>
          </table:table-cell>
          <table:table-cell office:value-type="float" office:value="50000">
            <text:p>50000</text:p>
          </table:table-cell>
          <table:table-cell office:value-type="float" office:value="55000">
            <text:p>55000</text:p>
          </table:table-cell>
          <table:table-cell office:value-type="float" office:value="60000">
            <text:p>60000</text:p>
          </table:table-cell>
          <table:table-cell office:value-type="float" office:value="65016">
            <text:p>65016</text:p>
          </table:table-cell>
          <table:table-cell office:value-type="float" office:value="70000">
            <text:p>70000</text:p>
          </table:table-cell>
          <table:table-cell office:value-type="float" office:value="75016">
            <text:p>75016</text:p>
          </table:table-cell>
          <table:table-cell office:value-type="float" office:value="80000">
            <text:p>80000</text:p>
          </table:table-cell>
          <table:table-cell office:value-type="float" office:value="85000">
            <text:p>85000</text:p>
          </table:table-cell>
          <table:table-cell office:value-type="float" office:value="90000">
            <text:p>90000</text:p>
          </table:table-cell>
          <table:table-cell office:value-type="float" office:value="95000">
            <text:p>95000</text:p>
          </table:table-cell>
          <table:table-cell office:value-type="float" office:value="100016">
            <text:p>100016</text:p>
          </table:table-cell>
          <table:table-cell office:value-type="float" office:value="105000">
            <text:p>105000</text:p>
          </table:table-cell>
          <table:table-cell office:value-type="float" office:value="110000">
            <text:p>110000</text:p>
          </table:table-cell>
          <table:table-cell office:value-type="float" office:value="115000">
            <text:p>115000</text:p>
          </table:table-cell>
          <table:table-cell office:value-type="float" office:value="120000">
            <text:p>120000</text:p>
          </table:table-cell>
          <table:table-cell office:value-type="float" office:value="125000">
            <text:p>125000</text:p>
          </table:table-cell>
          <table:table-cell office:value-type="float" office:value="130000">
            <text:p>130000</text:p>
          </table:table-cell>
          <table:table-cell office:value-type="float" office:value="135000">
            <text:p>135000</text:p>
          </table:table-cell>
          <table:table-cell office:value-type="float" office:value="140000">
            <text:p>140000</text:p>
          </table:table-cell>
          <table:table-cell office:value-type="float" office:value="145000">
            <text:p>145000</text:p>
          </table:table-cell>
          <table:table-cell office:value-type="float" office:value="150000">
            <text:p>150000</text:p>
          </table:table-cell>
          <table:table-cell office:value-type="float" office:value="155016">
            <text:p>155016</text:p>
          </table:table-cell>
          <table:table-cell office:value-type="float" office:value="160016">
            <text:p>160016</text:p>
          </table:table-cell>
          <table:table-cell office:value-type="float" office:value="165016">
            <text:p>165016</text:p>
          </table:table-cell>
          <table:table-cell office:value-type="float" office:value="170000">
            <text:p>170000</text:p>
          </table:table-cell>
          <table:table-cell office:value-type="float" office:value="175000">
            <text:p>175000</text:p>
          </table:table-cell>
          <table:table-cell office:value-type="float" office:value="180000">
            <text:p>180000</text:p>
          </table:table-cell>
          <table:table-cell office:value-type="float" office:value="185000">
            <text:p>185000</text:p>
          </table:table-cell>
          <table:table-cell office:value-type="float" office:value="190000">
            <text:p>190000</text:p>
          </table:table-cell>
          <table:table-cell office:value-type="float" office:value="195000">
            <text:p>195000</text:p>
          </table:table-cell>
          <table:table-cell office:value-type="float" office:value="200016">
            <text:p>200016</text:p>
          </table:table-cell>
          <table:table-cell office:value-type="float" office:value="205000">
            <text:p>205000</text:p>
          </table:table-cell>
          <table:table-cell office:value-type="float" office:value="210000">
            <text:p>210000</text:p>
          </table:table-cell>
          <table:table-cell office:value-type="float" office:value="215000">
            <text:p>215000</text:p>
          </table:table-cell>
          <table:table-cell office:value-type="float" office:value="220000">
            <text:p>220000</text:p>
          </table:table-cell>
          <table:table-cell office:value-type="float" office:value="225016">
            <text:p>225016</text:p>
          </table:table-cell>
          <table:table-cell office:value-type="float" office:value="230000">
            <text:p>230000</text:p>
          </table:table-cell>
          <table:table-cell office:value-type="float" office:value="235000">
            <text:p>235000</text:p>
          </table:table-cell>
          <table:table-cell office:value-type="float" office:value="240016">
            <text:p>240016</text:p>
          </table:table-cell>
          <table:table-cell office:value-type="float" office:value="245000">
            <text:p>245000</text:p>
          </table:table-cell>
          <table:table-cell office:value-type="float" office:value="250000">
            <text:p>250000</text:p>
          </table:table-cell>
          <table:table-cell office:value-type="float" office:value="255000">
            <text:p>255000</text:p>
          </table:table-cell>
          <table:table-cell office:value-type="float" office:value="260016">
            <text:p>260016</text:p>
          </table:table-cell>
          <table:table-cell office:value-type="float" office:value="265016">
            <text:p>265016</text:p>
          </table:table-cell>
          <table:table-cell office:value-type="float" office:value="270016">
            <text:p>270016</text:p>
          </table:table-cell>
          <table:table-cell office:value-type="float" office:value="275000">
            <text:p>275000</text:p>
          </table:table-cell>
          <table:table-cell office:value-type="float" office:value="280016">
            <text:p>280016</text:p>
          </table:table-cell>
          <table:table-cell office:value-type="float" office:value="285016">
            <text:p>285016</text:p>
          </table:table-cell>
          <table:table-cell office:value-type="float" office:value="290000">
            <text:p>290000</text:p>
          </table:table-cell>
          <table:table-cell office:value-type="float" office:value="295000">
            <text:p>295000</text:p>
          </table:table-cell>
        </table:table-row>
        <table:table-row table:style-name="ro1">
          <table:table-cell office:value-type="string">
            <text:p>Costo</text:p>
          </table:table-cell>
          <table:table-cell table:number-columns-repeated="3" office:value-type="float" office:value="1266.42748422834">
            <text:p>1266,43</text:p>
          </table:table-cell>
          <table:table-cell table:number-columns-repeated="5" office:value-type="float" office:value="1232.12865673984">
            <text:p>1232,13</text:p>
          </table:table-cell>
          <table:table-cell table:number-columns-repeated="2" office:value-type="float" office:value="1228.96409073234">
            <text:p>1228,96</text:p>
          </table:table-cell>
          <table:table-cell table:number-columns-repeated="2" office:value-type="float" office:value="1213.31887985596">
            <text:p>1213,32</text:p>
          </table:table-cell>
          <table:table-cell table:number-columns-repeated="16" office:value-type="float" office:value="1157.29502135738">
            <text:p>1157,3</text:p>
          </table:table-cell>
          <table:table-cell table:number-columns-repeated="14" office:value-type="float" office:value="1152.2025138989">
            <text:p>1152,2</text:p>
          </table:table-cell>
          <table:table-cell office:value-type="float" office:value="1117.50255805156">
            <text:p>1117,5</text:p>
          </table:table-cell>
          <table:table-cell table:number-columns-repeated="16" office:value-type="float" office:value="1084.54998378973">
            <text:p>1084,55</text:p>
          </table:table-cell>
        </table:table-row>
        <table:table-row table:style-name="ro1">
          <table:table-cell office:value-type="string">
            <text:p>Generacion</text:p>
          </table:table-cell>
          <table:table-cell table:number-columns-repeated="9" office:value-type="float" office:value="1">
            <text:p>1</text:p>
          </table:table-cell>
          <table:table-cell table:number-columns-repeated="50" office:value-type="float" office:value="2">
            <text:p>2</text:p>
          </table:table-cell>
        </table:table-row>
        <table:table-row table:style-name="ro1">
          <table:table-cell table:number-columns-repeated="60"/>
        </table:table-row>
        <table:table-row table:style-name="ro1">
          <table:table-cell office:value-type="string">
            <text:p>Promedio:</text:p>
          </table:table-cell>
          <table:table-cell table:formula="oooc:=AVERAGE([.B2:.BH2])" office:value-type="float" office:value="1151.90422902628">
            <text:p>1151,9</text:p>
          </table:table-cell>
          <table:table-cell table:number-columns-repeated="58"/>
        </table:table-row>
        <table:table-row table:style-name="ro1">
          <table:table-cell office:value-type="string">
            <text:p>Varianza:</text:p>
          </table:table-cell>
          <table:table-cell table:formula="oooc:=VAR([.B2:.BH2])" office:value-type="float" office:value="2847.96009818779">
            <text:p>2847,96</text:p>
          </table:table-cell>
          <table:table-cell table:number-columns-repeated="58"/>
        </table:table-row>
        <table:table-row table:style-name="ro1">
          <table:table-cell table:number-columns-repeated="60"/>
        </table:table-row>
        <table:table-row table:style-name="ro1">
          <table:table-cell/>
          <table:table-cell>
            <draw:frame table:end-cell-address="Sheet1.G30" table:end-x="2.729cm" table:end-y="0.134cm" draw:z-index="0" svg:width="20.552cm" svg:height="9.871cm" svg:x="0.236cm" svg:y="0.198cm">
              <draw:object draw:notify-on-update-of-ranges="Sheet1.A1:Sheet1.BH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26">26/12/2007</text:date>, <text:time>18:47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7-12-26T18:47:00</meta:creation-date>
    <dc:creator>Hugo Meyer</dc:creator>
    <dc:date>2007-12-26T18:47:52</dc:date>
    <dc:language>es-ES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18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Arial" style:font-family-generic="swiss" style:font-pitch="variable" fo:font-size="18.2999992370605pt" style:font-family-asian="'Arial Unicode MS'" style:font-pitch-asian="variable" style:font-size-asian="18.2999992370605pt" style:font-family-complex="Tahoma" style:font-pitch-complex="variable" style:font-size-complex="18.2999992370605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8.5pt" style:font-family-asian="'Arial Unicode MS'" style:font-pitch-asian="variable" style:font-size-asian="8.5pt" style:font-family-complex="Tahoma" style:font-pitch-complex="variable" style:font-size-complex="8.5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row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9.80000019073486pt" style:font-family-asian="'Arial Unicode MS'" style:font-pitch-asian="variable" style:font-size-asian="9.80000019073486pt" style:font-family-complex="Tahoma" style:font-pitch-complex="variable" style:font-size-complex="9.80000019073486pt"/>
    </style:style>
    <style:style style:name="ch6" style:family="chart">
      <style:chart-properties style:direction="ltr"/>
      <style:graphic-properties draw:stroke="none" draw:fill="none"/>
      <style:text-properties fo:font-family="Arial" style:font-family-generic="swiss" style:font-pitch="variable" fo:font-size="12.6999998092651pt" style:font-family-asian="'Arial Unicode MS'" style:font-pitch-asian="variable" style:font-size-asian="12.6999998092651pt" style:font-family-complex="Tahoma" style:font-pitch-complex="variable" style:font-size-complex="12.6999998092651pt"/>
    </style:style>
    <style:style style:name="ch7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9.80000019073486pt" style:font-family-asian="'Arial Unicode MS'" style:font-pitch-asian="variable" style:font-size-asian="9.80000019073486pt" style:font-family-complex="Tahoma" style:font-pitch-complex="variable" style:font-size-complex="9.80000019073486pt"/>
    </style:style>
    <style:style style:name="ch8" style:family="chart">
      <style:graphic-properties svg:stroke-color="#993366" draw:fill-color="#993366"/>
      <style:text-properties fo:font-family="Arial" style:font-family-generic="swiss" style:font-pitch="variable" fo:font-size="8.5pt" style:font-family-asian="'Arial Unicode MS'" style:font-pitch-asian="variable" style:font-size-asian="8.5pt" style:font-family-complex="Tahoma" style:font-pitch-complex="variable" style:font-size-complex="8.5pt"/>
    </style:style>
    <style:style style:name="ch9" style:family="chart">
      <style:graphic-properties draw:stroke="none" draw:fill="solid" draw:fill-color="#d9d9d9"/>
    </style:style>
    <style:style style:name="ch10" style:family="chart">
      <style:graphic-properties draw:stroke="none" draw:fill-color="#999999"/>
    </style:style>
  </office:automatic-styles>
  <office:body>
    <office:chart>
      <chart:chart svg:width="20.553cm" svg:height="9.872cm" chart:class="chart:scatter" chart:style-name="ch1">
        <chart:title svg:x="7.862cm" svg:y="0.196cm" chart:style-name="ch2">
          <text:p>Tiempo vs Costo</text:p>
        </chart:title>
        <chart:legend chart:legend-position="end" svg:x="18.791cm" svg:y="4.668cm" chart:style-name="ch3"/>
        <chart:plot-area chart:style-name="ch4" table:cell-range-address="Sheet1.$A$1:.$BH$2" chart:data-source-has-labels="column" chart:table-number-list="0" svg:x="0.41cm" svg:y="1.299cm" svg:width="17.562cm" svg:height="8.377cm">
          <chart:axis chart:dimension="x" chart:name="primary-x" chart:style-name="ch5">
            <chart:title svg:x="9.039cm" svg:y="9.165cm" chart:style-name="ch6">
              <text:p>Tiempo</text:p>
            </chart:title>
            <chart:categories table:cell-range-address="local-table.A2:.A60"/>
          </chart:axis>
          <chart:axis chart:dimension="y" chart:name="primary-y" chart:style-name="ch7">
            <chart:title svg:x="0.41cm" svg:y="5.393cm" chart:style-name="ch6">
              <text:p>Costo</text:p>
            </chart:title>
            <chart:grid chart:class="major"/>
          </chart:axis>
          <chart:series chart:style-name="ch8">
            <chart:domain/>
            <chart:data-point chart:repeated="5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  <table:table-cell office:value-type="string">
                <text:p>Column W</text:p>
              </table:table-cell>
              <table:table-cell office:value-type="string">
                <text:p>Column X</text:p>
              </table:table-cell>
              <table:table-cell office:value-type="string">
                <text:p>Column Y</text:p>
              </table:table-cell>
              <table:table-cell office:value-type="string">
                <text:p>Column Z</text:p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  <table:table-cell office:value-type="string">
                <text:p>Column AC</text:p>
              </table:table-cell>
              <table:table-cell office:value-type="string">
                <text:p>Column AD</text:p>
              </table:table-cell>
              <table:table-cell office:value-type="string">
                <text:p>Column AE</text:p>
              </table:table-cell>
              <table:table-cell office:value-type="string">
                <text:p>Column AF</text:p>
              </table:table-cell>
              <table:table-cell office:value-type="string">
                <text:p>Column AG</text:p>
              </table:table-cell>
              <table:table-cell office:value-type="string">
                <text:p>Column AH</text:p>
              </table:table-cell>
              <table:table-cell office:value-type="string">
                <text:p>Column AI</text:p>
              </table:table-cell>
              <table:table-cell office:value-type="string">
                <text:p>Column AJ</text:p>
              </table:table-cell>
              <table:table-cell office:value-type="string">
                <text:p>Column AK</text:p>
              </table:table-cell>
              <table:table-cell office:value-type="string">
                <text:p>Column AL</text:p>
              </table:table-cell>
              <table:table-cell office:value-type="string">
                <text:p>Column AM</text:p>
              </table:table-cell>
              <table:table-cell office:value-type="string">
                <text:p>Column AN</text:p>
              </table:table-cell>
              <table:table-cell office:value-type="string">
                <text:p>Column AO</text:p>
              </table:table-cell>
              <table:table-cell office:value-type="string">
                <text:p>Column AP</text:p>
              </table:table-cell>
              <table:table-cell office:value-type="string">
                <text:p>Column AQ</text:p>
              </table:table-cell>
              <table:table-cell office:value-type="string">
                <text:p>Column AR</text:p>
              </table:table-cell>
              <table:table-cell office:value-type="string">
                <text:p>Column AS</text:p>
              </table:table-cell>
              <table:table-cell office:value-type="string">
                <text:p>Column AT</text:p>
              </table:table-cell>
              <table:table-cell office:value-type="string">
                <text:p>Column AU</text:p>
              </table:table-cell>
              <table:table-cell office:value-type="string">
                <text:p>Column AV</text:p>
              </table:table-cell>
              <table:table-cell office:value-type="string">
                <text:p>Column AW</text:p>
              </table:table-cell>
              <table:table-cell office:value-type="string">
                <text:p>Column AX</text:p>
              </table:table-cell>
              <table:table-cell office:value-type="string">
                <text:p>Column AY</text:p>
              </table:table-cell>
              <table:table-cell office:value-type="string">
                <text:p>Column AZ</text:p>
              </table:table-cell>
              <table:table-cell office:value-type="string">
                <text:p>Column BA</text:p>
              </table:table-cell>
              <table:table-cell office:value-type="string">
                <text:p>Column BB</text:p>
              </table:table-cell>
              <table:table-cell office:value-type="string">
                <text:p>Column BC</text:p>
              </table:table-cell>
              <table:table-cell office:value-type="string">
                <text:p>Column BD</text:p>
              </table:table-cell>
              <table:table-cell office:value-type="string">
                <text:p>Column BE</text:p>
              </table:table-cell>
              <table:table-cell office:value-type="string">
                <text:p>Column BF</text:p>
              </table:table-cell>
              <table:table-cell office:value-type="string">
                <text:p>Column BG</text:p>
              </table:table-cell>
              <table:table-cell office:value-type="string">
                <text:p>Column BH</text:p>
              </table:table-cell>
            </table:table-row>
          </table:table-header-rows>
          <table:table-rows>
            <table:table-row>
              <table:table-cell office:value-type="string">
                <text:p>Tiempo</text:p>
              </table:table-cell>
              <table:table-cell office:value-type="float" office:value="5016">
                <text:p>5016</text:p>
              </table:table-cell>
              <table:table-cell office:value-type="float" office:value="10000">
                <text:p>10000</text:p>
              </table:table-cell>
              <table:table-cell office:value-type="float" office:value="15000">
                <text:p>15000</text:p>
              </table:table-cell>
              <table:table-cell office:value-type="float" office:value="20016">
                <text:p>20016</text:p>
              </table:table-cell>
              <table:table-cell office:value-type="float" office:value="25016">
                <text:p>25016</text:p>
              </table:table-cell>
              <table:table-cell office:value-type="float" office:value="30000">
                <text:p>30000</text:p>
              </table:table-cell>
              <table:table-cell office:value-type="float" office:value="35000">
                <text:p>35000</text:p>
              </table:table-cell>
              <table:table-cell office:value-type="float" office:value="40016">
                <text:p>40016</text:p>
              </table:table-cell>
              <table:table-cell office:value-type="float" office:value="45016">
                <text:p>45016</text:p>
              </table:table-cell>
              <table:table-cell office:value-type="float" office:value="50000">
                <text:p>50000</text:p>
              </table:table-cell>
              <table:table-cell office:value-type="float" office:value="55000">
                <text:p>55000</text:p>
              </table:table-cell>
              <table:table-cell office:value-type="float" office:value="60000">
                <text:p>60000</text:p>
              </table:table-cell>
              <table:table-cell office:value-type="float" office:value="65016">
                <text:p>65016</text:p>
              </table:table-cell>
              <table:table-cell office:value-type="float" office:value="70000">
                <text:p>70000</text:p>
              </table:table-cell>
              <table:table-cell office:value-type="float" office:value="75016">
                <text:p>75016</text:p>
              </table:table-cell>
              <table:table-cell office:value-type="float" office:value="80000">
                <text:p>80000</text:p>
              </table:table-cell>
              <table:table-cell office:value-type="float" office:value="85000">
                <text:p>85000</text:p>
              </table:table-cell>
              <table:table-cell office:value-type="float" office:value="90000">
                <text:p>90000</text:p>
              </table:table-cell>
              <table:table-cell office:value-type="float" office:value="95000">
                <text:p>95000</text:p>
              </table:table-cell>
              <table:table-cell office:value-type="float" office:value="100016">
                <text:p>100016</text:p>
              </table:table-cell>
              <table:table-cell office:value-type="float" office:value="105000">
                <text:p>105000</text:p>
              </table:table-cell>
              <table:table-cell office:value-type="float" office:value="110000">
                <text:p>110000</text:p>
              </table:table-cell>
              <table:table-cell office:value-type="float" office:value="115000">
                <text:p>115000</text:p>
              </table:table-cell>
              <table:table-cell office:value-type="float" office:value="120000">
                <text:p>120000</text:p>
              </table:table-cell>
              <table:table-cell office:value-type="float" office:value="125000">
                <text:p>125000</text:p>
              </table:table-cell>
              <table:table-cell office:value-type="float" office:value="130000">
                <text:p>130000</text:p>
              </table:table-cell>
              <table:table-cell office:value-type="float" office:value="135000">
                <text:p>135000</text:p>
              </table:table-cell>
              <table:table-cell office:value-type="float" office:value="140000">
                <text:p>140000</text:p>
              </table:table-cell>
              <table:table-cell office:value-type="float" office:value="145000">
                <text:p>145000</text:p>
              </table:table-cell>
              <table:table-cell office:value-type="float" office:value="150000">
                <text:p>150000</text:p>
              </table:table-cell>
              <table:table-cell office:value-type="float" office:value="155016">
                <text:p>155016</text:p>
              </table:table-cell>
              <table:table-cell office:value-type="float" office:value="160016">
                <text:p>160016</text:p>
              </table:table-cell>
              <table:table-cell office:value-type="float" office:value="165016">
                <text:p>165016</text:p>
              </table:table-cell>
              <table:table-cell office:value-type="float" office:value="170000">
                <text:p>170000</text:p>
              </table:table-cell>
              <table:table-cell office:value-type="float" office:value="175000">
                <text:p>175000</text:p>
              </table:table-cell>
              <table:table-cell office:value-type="float" office:value="180000">
                <text:p>180000</text:p>
              </table:table-cell>
              <table:table-cell office:value-type="float" office:value="185000">
                <text:p>185000</text:p>
              </table:table-cell>
              <table:table-cell office:value-type="float" office:value="190000">
                <text:p>190000</text:p>
              </table:table-cell>
              <table:table-cell office:value-type="float" office:value="195000">
                <text:p>195000</text:p>
              </table:table-cell>
              <table:table-cell office:value-type="float" office:value="200016">
                <text:p>200016</text:p>
              </table:table-cell>
              <table:table-cell office:value-type="float" office:value="205000">
                <text:p>205000</text:p>
              </table:table-cell>
              <table:table-cell office:value-type="float" office:value="210000">
                <text:p>210000</text:p>
              </table:table-cell>
              <table:table-cell office:value-type="float" office:value="215000">
                <text:p>215000</text:p>
              </table:table-cell>
              <table:table-cell office:value-type="float" office:value="220000">
                <text:p>220000</text:p>
              </table:table-cell>
              <table:table-cell office:value-type="float" office:value="225016">
                <text:p>225016</text:p>
              </table:table-cell>
              <table:table-cell office:value-type="float" office:value="230000">
                <text:p>230000</text:p>
              </table:table-cell>
              <table:table-cell office:value-type="float" office:value="235000">
                <text:p>235000</text:p>
              </table:table-cell>
              <table:table-cell office:value-type="float" office:value="240016">
                <text:p>240016</text:p>
              </table:table-cell>
              <table:table-cell office:value-type="float" office:value="245000">
                <text:p>245000</text:p>
              </table:table-cell>
              <table:table-cell office:value-type="float" office:value="250000">
                <text:p>250000</text:p>
              </table:table-cell>
              <table:table-cell office:value-type="float" office:value="255000">
                <text:p>255000</text:p>
              </table:table-cell>
              <table:table-cell office:value-type="float" office:value="260016">
                <text:p>260016</text:p>
              </table:table-cell>
              <table:table-cell office:value-type="float" office:value="265016">
                <text:p>265016</text:p>
              </table:table-cell>
              <table:table-cell office:value-type="float" office:value="270016">
                <text:p>270016</text:p>
              </table:table-cell>
              <table:table-cell office:value-type="float" office:value="275000">
                <text:p>275000</text:p>
              </table:table-cell>
              <table:table-cell office:value-type="float" office:value="280016">
                <text:p>280016</text:p>
              </table:table-cell>
              <table:table-cell office:value-type="float" office:value="285016">
                <text:p>285016</text:p>
              </table:table-cell>
              <table:table-cell office:value-type="float" office:value="290000">
                <text:p>290000</text:p>
              </table:table-cell>
              <table:table-cell office:value-type="float" office:value="295000">
                <text:p>295000</text:p>
              </table:table-cell>
            </table:table-row>
            <table:table-row>
              <table:table-cell office:value-type="string">
                <text:p>Costo</text:p>
              </table:table-cell>
              <table:table-cell office:value-type="float" office:value="1266.42748422834">
                <text:p>1266.42748422834</text:p>
              </table:table-cell>
              <table:table-cell office:value-type="float" office:value="1266.42748422834">
                <text:p>1266.42748422834</text:p>
              </table:table-cell>
              <table:table-cell office:value-type="float" office:value="1266.42748422834">
                <text:p>1266.42748422834</text:p>
              </table:table-cell>
              <table:table-cell office:value-type="float" office:value="1232.12865673984">
                <text:p>1232.12865673984</text:p>
              </table:table-cell>
              <table:table-cell office:value-type="float" office:value="1232.12865673984">
                <text:p>1232.12865673984</text:p>
              </table:table-cell>
              <table:table-cell office:value-type="float" office:value="1232.12865673984">
                <text:p>1232.12865673984</text:p>
              </table:table-cell>
              <table:table-cell office:value-type="float" office:value="1232.12865673984">
                <text:p>1232.12865673984</text:p>
              </table:table-cell>
              <table:table-cell office:value-type="float" office:value="1232.12865673984">
                <text:p>1232.12865673984</text:p>
              </table:table-cell>
              <table:table-cell office:value-type="float" office:value="1228.96409073234">
                <text:p>1228.96409073234</text:p>
              </table:table-cell>
              <table:table-cell office:value-type="float" office:value="1228.96409073234">
                <text:p>1228.96409073234</text:p>
              </table:table-cell>
              <table:table-cell office:value-type="float" office:value="1213.31887985596">
                <text:p>1213.31887985596</text:p>
              </table:table-cell>
              <table:table-cell office:value-type="float" office:value="1213.31887985596">
                <text:p>1213.31887985596</text:p>
              </table:table-cell>
              <table:table-cell office:value-type="float" office:value="1157.29502135738">
                <text:p>1157.29502135738</text:p>
              </table:table-cell>
              <table:table-cell office:value-type="float" office:value="1157.29502135738">
                <text:p>1157.29502135738</text:p>
              </table:table-cell>
              <table:table-cell office:value-type="float" office:value="1157.29502135738">
                <text:p>1157.29502135738</text:p>
              </table:table-cell>
              <table:table-cell office:value-type="float" office:value="1157.29502135738">
                <text:p>1157.29502135738</text:p>
              </table:table-cell>
              <table:table-cell office:value-type="float" office:value="1157.29502135738">
                <text:p>1157.29502135738</text:p>
              </table:table-cell>
              <table:table-cell office:value-type="float" office:value="1157.29502135738">
                <text:p>1157.29502135738</text:p>
              </table:table-cell>
              <table:table-cell office:value-type="float" office:value="1157.29502135738">
                <text:p>1157.29502135738</text:p>
              </table:table-cell>
              <table:table-cell office:value-type="float" office:value="1157.29502135738">
                <text:p>1157.29502135738</text:p>
              </table:table-cell>
              <table:table-cell office:value-type="float" office:value="1157.29502135738">
                <text:p>1157.29502135738</text:p>
              </table:table-cell>
              <table:table-cell office:value-type="float" office:value="1157.29502135738">
                <text:p>1157.29502135738</text:p>
              </table:table-cell>
              <table:table-cell office:value-type="float" office:value="1157.29502135738">
                <text:p>1157.29502135738</text:p>
              </table:table-cell>
              <table:table-cell office:value-type="float" office:value="1157.29502135738">
                <text:p>1157.29502135738</text:p>
              </table:table-cell>
              <table:table-cell office:value-type="float" office:value="1157.29502135738">
                <text:p>1157.29502135738</text:p>
              </table:table-cell>
              <table:table-cell office:value-type="float" office:value="1157.29502135738">
                <text:p>1157.29502135738</text:p>
              </table:table-cell>
              <table:table-cell office:value-type="float" office:value="1157.29502135738">
                <text:p>1157.29502135738</text:p>
              </table:table-cell>
              <table:table-cell office:value-type="float" office:value="1157.29502135738">
                <text:p>1157.29502135738</text:p>
              </table:table-cell>
              <table:table-cell office:value-type="float" office:value="1152.2025138989">
                <text:p>1152.2025138989</text:p>
              </table:table-cell>
              <table:table-cell office:value-type="float" office:value="1152.2025138989">
                <text:p>1152.2025138989</text:p>
              </table:table-cell>
              <table:table-cell office:value-type="float" office:value="1152.2025138989">
                <text:p>1152.2025138989</text:p>
              </table:table-cell>
              <table:table-cell office:value-type="float" office:value="1152.2025138989">
                <text:p>1152.2025138989</text:p>
              </table:table-cell>
              <table:table-cell office:value-type="float" office:value="1152.2025138989">
                <text:p>1152.2025138989</text:p>
              </table:table-cell>
              <table:table-cell office:value-type="float" office:value="1152.2025138989">
                <text:p>1152.2025138989</text:p>
              </table:table-cell>
              <table:table-cell office:value-type="float" office:value="1152.2025138989">
                <text:p>1152.2025138989</text:p>
              </table:table-cell>
              <table:table-cell office:value-type="float" office:value="1152.2025138989">
                <text:p>1152.2025138989</text:p>
              </table:table-cell>
              <table:table-cell office:value-type="float" office:value="1152.2025138989">
                <text:p>1152.2025138989</text:p>
              </table:table-cell>
              <table:table-cell office:value-type="float" office:value="1152.2025138989">
                <text:p>1152.2025138989</text:p>
              </table:table-cell>
              <table:table-cell office:value-type="float" office:value="1152.2025138989">
                <text:p>1152.2025138989</text:p>
              </table:table-cell>
              <table:table-cell office:value-type="float" office:value="1152.2025138989">
                <text:p>1152.2025138989</text:p>
              </table:table-cell>
              <table:table-cell office:value-type="float" office:value="1152.2025138989">
                <text:p>1152.2025138989</text:p>
              </table:table-cell>
              <table:table-cell office:value-type="float" office:value="1152.2025138989">
                <text:p>1152.2025138989</text:p>
              </table:table-cell>
              <table:table-cell office:value-type="float" office:value="1117.50255805156">
                <text:p>1117.50255805156</text:p>
              </table:table-cell>
              <table:table-cell office:value-type="float" office:value="1084.54998378973">
                <text:p>1084.54998378973</text:p>
              </table:table-cell>
              <table:table-cell office:value-type="float" office:value="1084.54998378973">
                <text:p>1084.54998378973</text:p>
              </table:table-cell>
              <table:table-cell office:value-type="float" office:value="1084.54998378973">
                <text:p>1084.54998378973</text:p>
              </table:table-cell>
              <table:table-cell office:value-type="float" office:value="1084.54998378973">
                <text:p>1084.54998378973</text:p>
              </table:table-cell>
              <table:table-cell office:value-type="float" office:value="1084.54998378973">
                <text:p>1084.54998378973</text:p>
              </table:table-cell>
              <table:table-cell office:value-type="float" office:value="1084.54998378973">
                <text:p>1084.54998378973</text:p>
              </table:table-cell>
              <table:table-cell office:value-type="float" office:value="1084.54998378973">
                <text:p>1084.54998378973</text:p>
              </table:table-cell>
              <table:table-cell office:value-type="float" office:value="1084.54998378973">
                <text:p>1084.54998378973</text:p>
              </table:table-cell>
              <table:table-cell office:value-type="float" office:value="1084.54998378973">
                <text:p>1084.54998378973</text:p>
              </table:table-cell>
              <table:table-cell office:value-type="float" office:value="1084.54998378973">
                <text:p>1084.54998378973</text:p>
              </table:table-cell>
              <table:table-cell office:value-type="float" office:value="1084.54998378973">
                <text:p>1084.54998378973</text:p>
              </table:table-cell>
              <table:table-cell office:value-type="float" office:value="1084.54998378973">
                <text:p>1084.54998378973</text:p>
              </table:table-cell>
              <table:table-cell office:value-type="float" office:value="1084.54998378973">
                <text:p>1084.54998378973</text:p>
              </table:table-cell>
              <table:table-cell office:value-type="float" office:value="1084.54998378973">
                <text:p>1084.54998378973</text:p>
              </table:table-cell>
              <table:table-cell office:value-type="float" office:value="1084.54998378973">
                <text:p>1084.54998378973</text:p>
              </table:table-cell>
              <table:table-cell office:value-type="float" office:value="1084.54998378973">
                <text:p>1084.54998378973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